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cc54" officeooo:paragraph-rsid="000fcc54"/>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text-properties officeooo:rsid="000fcc54" officeooo:paragraph-rsid="000fcc54"/>
    </style:style>
    <style:style style:name="T1" style:family="text">
      <style:text-properties officeooo:rsid="000e3c67"/>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solution leverages a depth-first search (DFS) to preprocess the tree structure and precompute heights, which allows for efficient subtree removal queries. Here’s a detailed analysis:</text:p>
      <text:h text:style-name="Heading_20_3" text:outline-level="3">Key Parts of the Solution</text:h>
      <text:list text:style-name="L1">
        <text:list-item>
          <text:p text:style-name="P2"><text:span text:style-name="Strong_20_Emphasis">Variable Setup</text:span>:</text:p>
          <text:list>
            <text:list-item>
              <text:p text:style-name="P3"><text:span text:style-name="Source_20_Text">heights</text:span> vector: Stores the height of each node as we traverse.</text:p>
            </text:list-item>
            <text:list-item>
              <text:p text:style-name="P3"><text:span text:style-name="Source_20_Text">node_index</text:span>: Maps each node's value to its index in the traversal (DFS order).</text:p>
            </text:list-item>
            <text:list-item>
              <text:p text:style-name="P3"><text:span text:style-name="Source_20_Text">sub_tree_size</text:span>: Stores the size of the subtree rooted at each node (i.e., the number of nodes in that subtree).</text:p>
            </text:list-item>
          </text:list>
        </text:list-item>
        <text:list-item>
          <text:p text:style-name="P2"><text:span text:style-name="Strong_20_Emphasis">DFS Traversal</text:span>:</text:p>
          <text:list>
            <text:list-item>
              <text:p text:style-name="P3">The lambda <text:span text:style-name="Source_20_Text">dfs</text:span> function performs a DFS to:</text:p>
              <text:list>
                <text:list-item>
                  <text:p text:style-name="P3">Record the height of each node.</text:p>
                </text:list-item>
                <text:list-item>
                  <text:p text:style-name="P3">Store each node's index in the traversal.</text:p>
                </text:list-item>
                <text:list-item>
                  <text:p text:style-name="P3">Calculate the size of each subtree.</text:p>
                </text:list-item>
              </text:list>
            </text:list-item>
            <text:list-item>
              <text:p text:style-name="P3">The height is pushed to the <text:span text:style-name="Source_20_Text">heights</text:span> vector, and the left and right subtree heights are recursively computed.</text:p>
            </text:list-item>
            <text:list-item>
              <text:p text:style-name="P3">The subtree size of each node is the sum of the sizes of its left and right children plus one (for the node itself).</text:p>
            </text:list-item>
          </text:list>
        </text:list-item>
        <text:list-item>
          <text:p text:style-name="P2"><text:span text:style-name="Strong_20_Emphasis">Prefix and Suffix Maximum Heights</text:span>:</text:p>
          <text:list>
            <text:list-item>
              <text:p text:style-name="P3"><text:span text:style-name="Source_20_Text">prefix_max_height</text:span> and <text:span text:style-name="Source_20_Text">suffix_max_height</text:span> vectors are computed to store the maximum heights for any prefix and suffix up to and from each position in the <text:span text:style-name="Source_20_Text">heights</text:span> vector, respectively.</text:p>
            </text:list-item>
            <text:list-item>
              <text:p text:style-name="P3">These arrays enable efficient maximum height calculation when removing subtrees in queries.</text:p>
            </text:list-item>
          </text:list>
        </text:list-item>
        <text:list-item>
          <text:p text:style-name="P2"><text:span text:style-name="Strong_20_Emphasis">Processing Queries</text:span>:</text:p>
          <text:list>
            <text:list-item>
              <text:p text:style-name="P3">For each query, the solution computes the maximum height after removing a subtree rooted at a specified node.</text:p>
            </text:list-item>
            <text:list-item>
              <text:p text:style-name="P3">The height without the subtree is determined by excluding the subtree’s portion in <text:span text:style-name="Source_20_Text">heights</text:span>.</text:p>
              <text:list>
                <text:list-item>
                  <text:p text:style-name="P3">It considers the maximum height from the prefix (<text:span text:style-name="Source_20_Text">prefix_max_height[i]</text:span>) up to the node's index minus one.</text:p>
                </text:list-item>
                <text:list-item>
                  <text:p text:style-name="P3">If the end index of the subtree is within bounds (<text:span text:style-name="Source_20_Text">j &lt; n</text:span>), it also includes the maximum height from the suffix (<text:span text:style-name="Source_20_Text">suffix_max_height[j]</text:span>).</text:p>
                </text:list-item>
              </text:list>
            </text:list-item>
          </text:list>
        </text:list-item>
        <text:list-item>
          <text:p text:style-name="P2"><text:span text:style-name="Strong_20_Emphasis">Complexity</text:span>:</text:p>
          <text:list>
            <text:list-item>
              <text:p text:style-name="P3"><text:span text:style-name="Strong_20_Emphasis">Time Complexity</text:span>: O(n+q), where n is the number of nodes, and q is the number of queries.</text:p>
              <text:list>
                <text:list-item>
                  <text:p text:style-name="P3"><text:span text:style-name="Strong_20_Emphasis">DFS traversal</text:span> runs in O(n).</text:p>
                </text:list-item>
                <text:list-item>
                  <text:p text:style-name="P3"><text:span text:style-name="Strong_20_Emphasis">Prefix and suffix max arrays</text:span> are computed in O(n).</text:p>
                </text:list-item>
                <text:list-item>
                  <text:p text:style-name="P3"><text:span text:style-name="Strong_20_Emphasis">Query processing</text:span> runs in O(q).</text:p>
                </text:list-item>
              </text:list>
            </text:list-item>
            <text:list-item>
              <text:p text:style-name="P2"><text:soft-page-break/><text:span text:style-name="Strong_20_Emphasis">Space Complexity</text:span>: O(n) for storing heights, subtree sizes, prefix, and suffix max arrays.</text:p>
            </text:list-item>
          </text:list>
        </text:list-item>
      </text:list>
      <text:h text:style-name="Heading_20_3" text:outline-level="3">Potential Improvements</text:h>
      <text:list text:style-name="L2">
        <text:list-item>
          <text:p text:style-name="P5"><text:span text:style-name="Strong_20_Emphasis">Memory Usage</text:span>: Since we're storing multiple arrays (heights, node indices, subtree sizes, prefix, and suffix arrays), this solution has substantial memory usage. If needed, memory optimizations could be explored by reducing redundant arrays.</text:p>
        </text:list-item>
        <text:list-item>
          <text:p text:style-name="P4"><text:span text:style-name="Strong_20_Emphasis">Edge Cases</text:span>: The solution handles cases with single nodes or nodes with only one child well, thanks to the checks in the prefix and suffix arrays.</text:p>
        </text:list-item>
      </text:list>
      <text:h text:style-name="Heading_20_3" text:outline-level="3">Example Walkthrough</text:h>
      <text:p text:style-name="Text_20_body">Given a binary tree and queries, this solution efficiently answers each query by calculating the maximum height after subtree removal without needing to recompute the tree’s structure each time.</text:p>
      <text:p text:style-name="Text_20_body">Overall, this solution is well-designed and efficient for handling multiple subtree removal queries on a binary tree.</text:p>
      <text:h text:style-name="Heading_20_2" text:outline-level="2"><text:span text:style-name="T1">Purpose of </text:span>prefix_max_height and suffix_max_height arrays</text:h>
      <text:p text:style-name="Text_20_body">The purpose of the <text:span text:style-name="Source_20_Text">prefix_max_height</text:span> and <text:span text:style-name="Source_20_Text">suffix_max_height</text:span> arrays is to quickly compute the maximum height of the remaining tree after removing a subtree rooted at a specific node, without recalculating heights from scratch for each query. Here’s how they work and why they’re useful in this context.</text:p>
      <text:h text:style-name="Heading_20_3" text:outline-level="3">Key Idea</text:h>
      <text:p text:style-name="Text_20_body">When we remove a subtree rooted at a particular node, the height of the resulting tree depends on the heights of the nodes outside that subtree. If we could compute the maximum heights of nodes to the <text:span text:style-name="Emphasis">left</text:span> (prefix) and <text:span text:style-name="Emphasis">right</text:span> (suffix) of any subtree in our DFS traversal, we could efficiently determine the maximum height of the remaining tree.</text:p>
      <text:h text:style-name="Heading_20_3" text:outline-level="3">How <text:span text:style-name="Source_20_Text">prefix_max_height</text:span> and <text:span text:style-name="Source_20_Text">suffix_max_height</text:span> Work</text:h>
      <text:list text:style-name="L3">
        <text:list-item>
          <text:p text:style-name="P6"><text:span text:style-name="Strong_20_Emphasis">Prefix Array (</text:span><text:span text:style-name="Strong_20_Emphasis"><text:span text:style-name="Source_20_Text">prefix_max_height</text:span></text:span><text:span text:style-name="Strong_20_Emphasis">)</text:span>:</text:p>
          <text:list>
            <text:list-item>
              <text:p text:style-name="P7"><text:span text:style-name="Source_20_Text">prefix_max_height[i]</text:span> stores the maximum height from the root up to the <text:span text:style-name="Source_20_Text">i</text:span>-th node in the DFS traversal order.</text:p>
            </text:list-item>
            <text:list-item>
              <text:p text:style-name="P7">This array allows us to quickly find the maximum height among nodes visited <text:span text:style-name="Emphasis">before</text:span> a specified node in the DFS traversal.</text:p>
            </text:list-item>
          </text:list>
        </text:list-item>
        <text:list-item>
          <text:p text:style-name="P6"><text:span text:style-name="Strong_20_Emphasis">Suffix Array (</text:span><text:span text:style-name="Strong_20_Emphasis"><text:span text:style-name="Source_20_Text">suffix_max_height</text:span></text:span><text:span text:style-name="Strong_20_Emphasis">)</text:span>:</text:p>
          <text:list>
            <text:list-item>
              <text:p text:style-name="P7"><text:span text:style-name="Source_20_Text">suffix_max_height[i]</text:span> stores the maximum height from the <text:span text:style-name="Source_20_Text">i</text:span>-th node in the DFS traversal up to the last node.</text:p>
            </text:list-item>
            <text:list-item>
              <text:p text:style-name="P6">This array lets us find the maximum height among nodes visited <text:span text:style-name="Emphasis">after</text:span> a specified node in the DFS traversal.</text:p>
            </text:list-item>
          </text:list>
        </text:list-item>
      </text:list>
      <text:p text:style-name="Text_20_body"><text:soft-page-break/>By precomputing these arrays, for each query we can exclude the subtree rooted at the node in question and quickly look up the maximum heights to the left and right of this subtree.</text:p>
      <text:h text:style-name="Heading_20_3" text:outline-level="3">How <text:span text:style-name="Source_20_Text">prefix_max_height</text:span> and <text:span text:style-name="Source_20_Text">suffix_max_height</text:span> Are Computed</text:h>
      <text:p text:style-name="Text_20_body">These arrays are populated in two passes over the <text:span text:style-name="Source_20_Text">heights</text:span> array, which stores the height of each node in DFS order:</text:p>
      <text:list text:style-name="L4">
        <text:list-item>
          <text:p text:style-name="P8"><text:span text:style-name="Strong_20_Emphasis">Prefix Array</text:span>:</text:p>
          <text:list>
            <text:list-item>
              <text:p text:style-name="P9">Traverse <text:span text:style-name="Source_20_Text">heights</text:span> from left to right.</text:p>
            </text:list-item>
            <text:list-item>
              <text:p text:style-name="P9">For each index <text:span text:style-name="Source_20_Text">i</text:span>, set <text:span text:style-name="Source_20_Text">prefix_max_height[i]</text:span> to the maximum of <text:span text:style-name="Source_20_Text">prefix_max_height[i-1]</text:span> and <text:span text:style-name="Source_20_Text">heights[i]</text:span>.</text:p>
            </text:list-item>
            <text:list-item>
              <text:p text:style-name="P9">This way, each entry <text:span text:style-name="Source_20_Text">prefix_max_height[i]</text:span> contains the maximum height from the root up to <text:span text:style-name="Source_20_Text">i</text:span>.</text:p>
            </text:list-item>
          </text:list>
        </text:list-item>
        <text:list-item>
          <text:p text:style-name="P8"><text:span text:style-name="Strong_20_Emphasis">Suffix Array</text:span>:</text:p>
          <text:list>
            <text:list-item>
              <text:p text:style-name="P9">Traverse <text:span text:style-name="Source_20_Text">heights</text:span> from right to left.</text:p>
            </text:list-item>
            <text:list-item>
              <text:p text:style-name="P9">For each index <text:span text:style-name="Source_20_Text">i</text:span>, set <text:span text:style-name="Source_20_Text">suffix_max_height[i]</text:span> to the maximum of <text:span text:style-name="Source_20_Text">suffix_max_height[i+1]</text:span> and <text:span text:style-name="Source_20_Text">heights[i]</text:span>.</text:p>
            </text:list-item>
            <text:list-item>
              <text:p text:style-name="P8">Each entry <text:span text:style-name="Source_20_Text">suffix_max_height[i]</text:span> contains the maximum height from <text:span text:style-name="Source_20_Text">i</text:span> to the last node.</text:p>
            </text:list-item>
          </text:list>
        </text:list-item>
      </text:list>
      <text:h text:style-name="Heading_20_3" text:outline-level="3">Using <text:span text:style-name="Source_20_Text">prefix_max_height</text:span> and <text:span text:style-name="Source_20_Text">suffix_max_height</text:span> in Queries</text:h>
      <text:p text:style-name="Text_20_body">For each query, where we’re asked about removing a subtree rooted at a node:</text:p>
      <text:list text:style-name="L5">
        <text:list-item>
          <text:p text:style-name="P10">Determine the range of nodes in <text:span text:style-name="Source_20_Text">heights</text:span> that correspond to the subtree rooted at that node:</text:p>
          <text:list>
            <text:list-item>
              <text:p text:style-name="P11">Let <text:span text:style-name="Source_20_Text">i</text:span> be the DFS index of the node.</text:p>
            </text:list-item>
            <text:list-item>
              <text:p text:style-name="P11">Let <text:span text:style-name="Source_20_Text">j</text:span> be the end index of the subtree (i.e., <text:span text:style-name="Source_20_Text">i + sub_tree_size[node]</text:span>).</text:p>
            </text:list-item>
          </text:list>
        </text:list-item>
        <text:list-item>
          <text:p text:style-name="P10">Calculate the maximum height of the tree after removing this subtree:</text:p>
          <text:list>
            <text:list-item>
              <text:p text:style-name="P11"><text:span text:style-name="Strong_20_Emphasis">Left of the Subtree</text:span>: The maximum height from the root up to the start of the subtree (just before <text:span text:style-name="Source_20_Text">i</text:span>) is given by <text:span text:style-name="Source_20_Text">prefix_max_height[i-1]</text:span>.</text:p>
            </text:list-item>
            <text:list-item>
              <text:p text:style-name="P11"><text:span text:style-name="Strong_20_Emphasis">Right of the Subtree</text:span>: The maximum height from the end of the subtree (just after <text:span text:style-name="Source_20_Text">j</text:span>) to the end of the tree is given by <text:span text:style-name="Source_20_Text">suffix_max_height[j]</text:span>.</text:p>
            </text:list-item>
          </text:list>
        </text:list-item>
        <text:list-item>
          <text:p text:style-name="P10">Combine the two:</text:p>
          <text:list>
            <text:list-item>
              <text:p text:style-name="P10">The maximum height after removing the subtree is the maximum of <text:span text:style-name="Source_20_Text">prefix_max_height[i-1]</text:span> and <text:span text:style-name="Source_20_Text">suffix_max_height[j]</text:span> (if <text:span text:style-name="Source_20_Text">j</text:span> is within bounds).</text:p>
            </text:list-item>
          </text:list>
        </text:list-item>
      </text:list>
      <text:h text:style-name="Heading_20_3" text:outline-level="3">Example</text:h>
      <text:p text:style-name="Text_20_body">Consider a binary tree where <text:span text:style-name="Source_20_Text">heights = [3, 2, 4, 1, 5]</text:span> in DFS order.</text:p>
      <text:list text:style-name="L6">
        <text:list-item>
          <text:p text:style-name="P13"><text:span text:style-name="Source_20_Text">prefix_max_height = [3, 3, 4, 4, 5]</text:span></text:p>
        </text:list-item>
        <text:list-item>
          <text:p text:style-name="P12"><text:soft-page-break/><text:span text:style-name="Source_20_Text">suffix_max_height = [5, 5, 5, 5, 5]</text:span></text:p>
        </text:list-item>
      </text:list>
      <text:p text:style-name="Text_20_body">For a query on a node with index <text:span text:style-name="Source_20_Text">2</text:span> (DFS index) and subtree size of <text:span text:style-name="Source_20_Text">2</text:span>:</text:p>
      <text:list text:style-name="L7">
        <text:list-item>
          <text:p text:style-name="P15"><text:span text:style-name="Source_20_Text">i = 2 - 1 = 1</text:span> → use <text:span text:style-name="Source_20_Text">prefix_max_height[1]</text:span></text:p>
        </text:list-item>
        <text:list-item>
          <text:p text:style-name="P15"><text:span text:style-name="Source_20_Text">j = 2 + 2 = 4</text:span> → use <text:span text:style-name="Source_20_Text">suffix_max_height[4]</text:span></text:p>
        </text:list-item>
        <text:list-item>
          <text:p text:style-name="P14">Maximum height excluding the subtree: <text:span text:style-name="Source_20_Text">max(prefix_max_height[1], suffix_max_height[4]) = max(3, 5) = 5</text:span></text:p>
        </text:list-item>
      </text:list>
      <text:p text:style-name="Text_20_body">This way, we can quickly get the maximum height for each query.</text:p>
      <text:h text:style-name="Heading_20_2" text:outline-level="2">Proof of correctness</text:h>
      <text:p text:style-name="P26">The correctness of using the <text:span text:style-name="Source_20_Text">prefix_max_height</text:span> and <text:span text:style-name="Source_20_Text">suffix_max_height</text:span> arrays relies on the fact that these arrays effectively store the maximum heights from the beginning (for prefix) and from the end (for suffix) of the tree up to any specific index in the DFS traversal order. To mathematically prove their correctness, let’s break down why they correctly represent the maximum heights for any subtree exclusion scenario.</text:p>
      <text:h text:style-name="Heading_20_3" text:outline-level="3">Definitions and Notation</text:h>
      <text:p text:style-name="Text_20_body">Let:</text:p>
      <text:list text:style-name="L8">
        <text:list-item>
          <text:p text:style-name="P17">H[i] denote the height of the i-th node in the DFS order of the binary tree.</text:p>
        </text:list-item>
        <text:list-item>
          <text:p text:style-name="P17">prefix_max_height[i] represent the maximum height from the start of the DFS traversal up to index i.</text:p>
        </text:list-item>
        <text:list-item>
          <text:p text:style-name="P16">suffix_max_height[i] represent the maximum height from index i to the end of the DFS traversal.</text:p>
        </text:list-item>
      </text:list>
      <text:p text:style-name="Text_20_body">We need to show that:</text:p>
      <text:list text:style-name="L9">
        <text:list-item>
          <text:p text:style-name="P19"><text:span text:style-name="Strong_20_Emphasis">Prefix Property</text:span>: For any i, prefix_max_height[i]=max(H[0],H[1],…,H[i]).</text:p>
        </text:list-item>
        <text:list-item>
          <text:p text:style-name="P18"><text:span text:style-name="Strong_20_Emphasis">Suffix Property</text:span>: For any i, suffix_max_height[i]=max(H[i],H[i+1],…,H[n−1]), where n is the number of nodes in the DFS order.</text:p>
        </text:list-item>
      </text:list>
      <text:h text:style-name="Heading_20_3" text:outline-level="3">Proof of Correctness</text:h>
      <text:h text:style-name="Heading_20_4" text:outline-level="4">1. Prefix Array (prefix_max_height)</text:h>
      <text:list text:style-name="L10">
        <text:list-item>
          <text:p text:style-name="P20"><text:span text:style-name="Strong_20_Emphasis">Base Case</text:span>: At index i=0, the prefix maximum height is simply H[0], so:</text:p>
          <text:p text:style-name="P21">prefix_max_height[0]=H[0]</text:p>
        </text:list-item>
        <text:list-item>
          <text:p text:style-name="P20"><text:span text:style-name="Strong_20_Emphasis">Inductive Step</text:span>: Assume that up to some index k (where k&lt;n), prefix_max_height[k]=max(H[0],H[1],…,H[k]) holds. We need to prove that prefix_max_height[k+1]=max(H[0],H[1],…,H[k+1]).</text:p>
          <text:p text:style-name="P20">By definition of the prefix maximum:</text:p>
          <text:p text:style-name="P20">prefix_max_height[k+1]=max(prefix_max_height[k],H[k+1])</text:p>
          <text:p text:style-name="P20"><text:soft-page-break/>Since prefix_max_height[k]=max(H[0],H[1],…,H[k]) by our assumption, we have:</text:p>
          <text:p text:style-name="P20">prefix_max_height[k+1]=max(max(H[0],H[1],…,H[k]),H[k+1])=max(H[0],H[1],…,H[k+1])</text:p>
          <text:p text:style-name="P20">This completes the inductive step, proving that prefix_max_height[i] correctly stores the maximum height from the start up to any index i.</text:p>
        </text:list-item>
      </text:list>
      <text:h text:style-name="Heading_20_4" text:outline-level="4">2. Suffix Array (suffix_max_height)</text:h>
      <text:list text:style-name="L11">
        <text:list-item>
          <text:p text:style-name="P22"><text:span text:style-name="Strong_20_Emphasis">Base Case</text:span>: At index i=n−1 (the last node in the DFS order), the suffix maximum height is simply H[n−1]:</text:p>
          <text:p text:style-name="P23">suffix_max_height[n−1]=H[n−1]</text:p>
        </text:list-item>
        <text:list-item>
          <text:p text:style-name="P22"><text:span text:style-name="Strong_20_Emphasis">Inductive Step</text:span>: Assume that up to some index k (where k&gt;0), suffix_max_height[k]=max(H[k],H[k+1],…,H[n−1]) holds. We need to prove that suffix_max_height[k−1]=max(H[k−1],H[k],…,H[n−1]).</text:p>
          <text:p text:style-name="P22">By definition of the suffix maximum:</text:p>
          <text:p text:style-name="P22">suffix_max_height[k−1]=max(suffix_max_height[k],H[k−1])</text:p>
          <text:p text:style-name="P22">Since suffix_max_height[k]=max(H[k],H[k+1],…,H[n−1]) by our assumption, we have:</text:p>
          <text:p text:style-name="P22">suffix_max_height[k−1]=max(max(H[k],H[k+1],…,H[n−1]),H[k−1])=max(H[k−1],H[k],…,H[n−1])</text:p>
          <text:p text:style-name="P22">This completes the inductive step, proving that suffix_max_height[i] correctly stores the maximum height from any index i to the end.</text:p>
        </text:list-item>
      </text:list>
      <text:h text:style-name="Heading_20_3" text:outline-level="3">Application of Prefix and Suffix Arrays in Queries</text:h>
      <text:p text:style-name="Text_20_body">For any subtree removal at node i with a range of indices from i to j (i.e., spanning a certain number of nodes in the DFS order), the remaining height is the maximum of:</text:p>
      <text:list text:style-name="L12">
        <text:list-item>
          <text:p text:style-name="P25">prefix_max_height[i−1]: the maximum height from the start up to just before the subtree.</text:p>
        </text:list-item>
        <text:list-item>
          <text:p text:style-name="P24">suffix_max_height[j]: the maximum height from just after the subtree to the end.</text:p>
        </text:list-item>
      </text:list>
      <text:p text:style-name="Text_20_body">Since these arrays accurately store the maximum heights up to or from any index in the traversal, they guarantee the correctness of finding the maximum height after excluding a specific subtree, allowing for efficient subtree removal queries.</text:p>
      <text:h text:style-name="Heading_20_3" text:outline-level="3">Conclusion</text:h>
      <text:p text:style-name="Text_20_body">The construction of the <text:span text:style-name="Source_20_Text">prefix_max_height</text:span> and <text:span text:style-name="Source_20_Text">suffix_max_height</text:span> arrays, along with the induction proof above, shows that they correctly provide the maximum heights on either side of any subtree. This enables fast and accurate calculation of the remaining tree height after any subtree removal.</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Arabic1" style:font-family-complex="'Noto Sans Arabic'"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23:17:36.556080203</meta:creation-date>
    <dc:date>2024-10-26T23:23:33.306654292</dc:date>
    <meta:editing-duration>PT5M57S</meta:editing-duration>
    <meta:editing-cycles>2</meta:editing-cycles>
    <meta:generator>LibreOffice/24.2.6.2$Linux_X86_64 LibreOffice_project/420$Build-2</meta:generator>
    <meta:document-statistic meta:table-count="0" meta:image-count="0" meta:object-count="0" meta:page-count="5" meta:paragraph-count="110" meta:word-count="1500" meta:character-count="9458" meta:non-whitespace-character-count="8133"/>
  </office:meta>
</office:document-meta>
</file>